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ores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Scores.A" style:family="table-column">
      <style:table-column-properties style:column-width="1cm" style:rel-column-width="567*"/>
    </style:style>
    <style:style style:name="Scores.B" style:family="table-column">
      <style:table-column-properties style:column-width="4.611cm" style:rel-column-width="2614*"/>
    </style:style>
    <style:style style:name="Scores.C" style:family="table-column">
      <style:table-column-properties style:column-width="1.984cm" style:rel-column-width="1125*"/>
    </style:style>
    <style:style style:name="Scores.D" style:family="table-column">
      <style:table-column-properties style:column-width="2.122cm" style:rel-column-width="1203*"/>
    </style:style>
    <style:style style:name="Scores.E" style:family="table-column">
      <style:table-column-properties style:column-width="1.88cm" style:rel-column-width="1066*"/>
    </style:style>
    <style:style style:name="Scores.F" style:family="table-column">
      <style:table-column-properties style:column-width="1.917cm" style:rel-column-width="1087*"/>
    </style:style>
    <style:style style:name="Scores.G" style:family="table-column">
      <style:table-column-properties style:column-width="1.676cm" style:rel-column-width="950*"/>
    </style:style>
    <style:style style:name="Scores.H" style:family="table-column">
      <style:table-column-properties style:column-width="0.379cm" style:rel-column-width="215*"/>
    </style:style>
    <style:style style:name="Scores.I" style:family="table-column">
      <style:table-column-properties style:column-width="1.431cm" style:rel-column-width="811*"/>
    </style:style>
    <style:style style:name="Scores.1" style:family="table-row">
      <style:table-row-properties fo:keep-together="auto"/>
    </style:style>
    <style:style style:name="Scores.A1" style:family="table-cell" style:data-style-name="N20100">
      <style:table-cell-properties style:vertical-align=""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Scores.I1" style:family="table-cell" style:data-style-name="N20100">
      <style:table-cell-properties style:vertical-align="" fo:background-color="#000000" fo:padding="0cm" fo:border="0.05pt solid #000000" style:writing-mode="page">
        <style:background-image/>
      </style:table-cell-properties>
    </style:style>
    <style:style style:name="Scores.A2" style:family="table-cell" style:data-style-name="N2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B2" style:family="table-cell" style:data-style-name="N200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Scores.H2" style:family="table-cell" style:data-style-name="N20000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62655" officeooo:paragraph-rsid="00162655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1b95b6" officeooo:paragraph-rsid="001b95b6" fo:background-color="transparent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62655" officeooo:paragraph-rsid="0016265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2917f" officeooo:paragraph-rsid="0012917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23d3" officeooo:paragraph-rsid="001823d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954d7" officeooo:paragraph-rsid="001954d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823d3" officeooo:paragraph-rsid="001823d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95b6"/>
    </style: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1">Team</text:span> sheet</text:p>
      <text:p text:style-name="Text_20_body"/>
      <table:table table:name="Scores" table:style-name="Scores">
        <table:table-column table:style-name="Scores.A"/>
        <table:table-column table:style-name="Scores.B"/>
        <table:table-column table:style-name="Scores.C"/>
        <table:table-column table:style-name="Scores.D"/>
        <table:table-column table:style-name="Scores.E"/>
        <table:table-column table:style-name="Scores.F"/>
        <table:table-column table:style-name="Scores.G"/>
        <table:table-column table:style-name="Scores.H"/>
        <table:table-column table:style-name="Scores.I"/>
        <table:table-row table:style-name="Scores.1">
          <table:table-cell table:style-name="Scores.A1" table:number-columns-spanned="2" office:value-type="float" office:value="0">
            <text:p text:style-name="P1">Team </text:p>
          </table:table-cell>
          <table:covered-table-cell/>
          <table:table-cell table:style-name="Scores.A1" table:number-columns-spanned="2" office:value-type="float" office:value="0">
            <text:p text:style-name="P2">Person</text:p>
          </table:table-cell>
          <table:covered-table-cell/>
          <table:table-cell table:style-name="Scores.A1" table:number-columns-spanned="3">
            <text:p text:style-name="P2"/>
          </table:table-cell>
          <table:covered-table-cell/>
          <table:covered-table-cell/>
          <table:table-cell table:style-name="Scores.A1">
            <text:p text:style-name="P2"/>
          </table:table-cell>
          <table:table-cell table:style-name="Scores.I1">
            <text:p text:style-name="P2"/>
          </table:table-cell>
        </table:table-row>
        <table:table-row table:style-name="Scores.1">
          <table:table-cell table:style-name="Scores.A2" office:value-type="float" office:value="0">
            <text:p text:style-name="P8">1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2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3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4</text:p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5</text:p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6</text:p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7</text:p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8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9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0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1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2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3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4</text:p>
          </table:table-cell>
          <table:table-cell table:style-name="Scores.B2">
            <text:p text:style-name="P7"/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5</text:p>
          </table:table-cell>
          <table:table-cell table:style-name="Scores.B2" office:value-type="float" office:value="0">
            <text:p text:style-name="P7"/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  <table:table-row table:style-name="Scores.1">
          <table:table-cell table:style-name="Scores.A2" office:value-type="float" office:value="0">
            <text:p text:style-name="P8">16</text:p>
            <text:p text:style-name="P8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B2">
            <text:p text:style-name="P7"/>
          </table:table-cell>
          <table:table-cell table:style-name="Scores.H2" table:number-columns-spanned="2">
            <text:p text:style-name="P7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8T21:10:54.300197000</dc:date>
    <dc:creator>Paul Agapow</dc:creator>
    <meta:editing-duration>PT37M2S</meta:editing-duration>
    <meta:editing-cycles>9</meta:editing-cycles>
    <meta:generator>LibreOffice/5.2.0.4$MacOSX_X86_64 LibreOffice_project/066b007f5ebcc236395c7d282ba488bca6720265</meta:generator>
    <meta:document-statistic meta:table-count="1" meta:image-count="0" meta:object-count="0" meta:page-count="1" meta:paragraph-count="20" meta:word-count="25" meta:character-count="72" meta:non-whitespace-character-count="66"/>
  </office:meta>
</office:document-meta>
</file>